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svg:stroke-width="0.05cm" draw:marker-start="Arrow" draw:marker-start-width="0.375cm" draw:marker-end="Arrow" draw:marker-end-width="0.3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7cm"/>
    </style:style>
    <style:style style:name="gr4" style:family="graphic" style:parent-style-name="standard">
      <style:graphic-properties draw:stroke="none" svg:stroke-color="#000000" draw:fill="none" draw:fill-color="#ffffff" fo:min-height="0.8cm"/>
    </style:style>
    <style:style style:name="gr5" style:family="graphic" style:parent-style-name="standard">
      <style:graphic-properties draw:stroke="none" svg:stroke-color="#000000" draw:fill="none" draw:fill-color="#ffffff" fo:min-height="2.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5cm"/>
    </style:style>
    <style:style style:name="gr8" style:family="graphic" style:parent-style-name="standard">
      <style:graphic-properties draw:stroke="none" svg:stroke-color="#000000" draw:fill="none" draw:fill-color="#ffffff" fo:min-height="3.1cm"/>
    </style:style>
    <style:style style:name="P1" style:family="paragraph">
      <style:paragraph-properties fo:text-align="center"/>
    </style:style>
    <style:style style:name="P2" style:family="paragraph">
      <style:paragraph-properties fo:margin-left="0.1cm" fo:margin-right="0cm" fo:text-align="start" fo:text-indent="0cm"/>
    </style:style>
    <style:style style:name="P3" style:family="paragraph"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7cm" svg:height="0.6cm" svg:x="9.1cm" svg:y="8.3cm">
          <text:p text:style-name="P1">CV1</text:p>
        </draw:rect>
        <draw:rect draw:style-name="gr1" draw:text-style-name="P1" draw:layer="layout" svg:width="1.7cm" svg:height="0.6cm" svg:x="9.1cm" svg:y="11.3cm">
          <text:p text:style-name="P1">...</text:p>
        </draw:rect>
        <draw:rect draw:style-name="gr1" draw:text-style-name="P1" xml:id="id7" draw:id="id7" draw:layer="layout" svg:width="1.7cm" svg:height="0.6cm" svg:x="9.1cm" svg:y="10.7cm">
          <text:p text:style-name="P1">CV5</text:p>
        </draw:rect>
        <draw:rect draw:style-name="gr1" draw:text-style-name="P1" xml:id="id2" draw:id="id2" draw:layer="layout" svg:width="1.7cm" svg:height="0.6cm" svg:x="9.1cm" svg:y="10.1cm">
          <text:p text:style-name="P1">CV4</text:p>
        </draw:rect>
        <draw:rect draw:style-name="gr1" draw:text-style-name="P1" xml:id="id4" draw:id="id4" draw:layer="layout" svg:width="1.7cm" svg:height="0.6cm" svg:x="9.1cm" svg:y="9.5cm">
          <text:p text:style-name="P1">CV3</text:p>
        </draw:rect>
        <draw:rect draw:style-name="gr1" draw:text-style-name="P1" draw:layer="layout" svg:width="1.7cm" svg:height="0.6cm" svg:x="9.1cm" svg:y="8.9cm">
          <text:p text:style-name="P1">CV2</text:p>
        </draw:rect>
        <draw:rect draw:style-name="gr1" draw:text-style-name="P1" xml:id="id9" draw:id="id9" draw:layer="layout" svg:width="1.7cm" svg:height="0.6cm" svg:x="9.1cm" svg:y="11.9cm">
          <text:p text:style-name="P1">CV29</text:p>
        </draw:rect>
        <draw:g xml:id="id1" draw:id="id1">
          <draw:rect draw:style-name="gr1" draw:text-style-name="P1" draw:layer="layout" svg:width="4.86cm" svg:height="0.6cm" svg:x="2.24cm" svg:y="4.7cm">
            <text:p text:style-name="P1">Speed</text:p>
          </draw:rect>
          <draw:rect draw:style-name="gr1" draw:text-style-name="P1" draw:layer="layout" svg:width="4.86cm" svg:height="0.6cm" svg:x="2.24cm" svg:y="4.699cm">
            <text:p text:style-name="P1">Primary Address</text:p>
          </draw:rect>
          <draw:rect draw:style-name="gr1" draw:text-style-name="P1" draw:layer="layout" svg:width="4.86cm" svg:height="0.6cm" svg:x="2.24cm" svg:y="7.1cm">
            <text:p text:style-name="P1">Vhigh</text:p>
          </draw:rect>
          <draw:rect draw:style-name="gr1" draw:text-style-name="P1" draw:layer="layout" svg:width="4.86cm" svg:height="0.6cm" svg:x="2.24cm" svg:y="6.5cm">
            <text:p text:style-name="P1">Decel Rate</text:p>
          </draw:rect>
          <draw:rect draw:style-name="gr1" draw:text-style-name="P1" draw:layer="layout" svg:width="4.86cm" svg:height="0.6cm" svg:x="2.24cm" svg:y="5.9cm">
            <text:p text:style-name="P1">Accel Rate</text:p>
          </draw:rect>
          <draw:rect draw:style-name="gr1" draw:text-style-name="P1" draw:layer="layout" svg:width="4.86cm" svg:height="0.6cm" svg:x="2.24cm" svg:y="5.3cm">
            <text:p text:style-name="P1">Vstart</text:p>
          </draw:rect>
          <draw:rect draw:style-name="gr1" draw:text-style-name="P1" draw:layer="layout" svg:width="4.86cm" svg:height="0.6cm" svg:x="2.24cm" svg:y="8.3cm">
            <text:p text:style-name="P1">...</text:p>
          </draw:rect>
          <draw:rect draw:style-name="gr1" draw:text-style-name="P1" draw:layer="layout" svg:width="4.86cm" svg:height="0.6cm" svg:x="2.24cm" svg:y="7.7cm">
            <text:p text:style-name="P1">Vmid</text:p>
          </draw:rect>
        </draw:g>
        <draw:connector draw:style-name="gr2" draw:text-style-name="P1" draw:layer="layout" draw:type="curve" svg:x1="7.1cm" svg:y1="6.799cm" svg:x2="9.1cm" svg:y2="10.4cm" draw:start-shape="id1" draw:start-glue-point="1" draw:end-shape="id2" draw:end-glue-point="3" svg:d="m7100 6799c1500 0 500 3601 2000 3601">
          <text:p/>
        </draw:connector>
        <draw:g xml:id="id3" draw:id="id3">
          <draw:rect draw:style-name="gr1" draw:text-style-name="P1" draw:layer="layout" svg:width="1.9cm" svg:height="0.6cm" svg:x="14.4cm" svg:y="4.701cm">
            <text:p text:style-name="P1">Speed</text:p>
          </draw:rect>
          <draw:rect draw:style-name="gr1" draw:text-style-name="P1" draw:layer="layout" svg:width="1.9cm" svg:height="0.6cm" svg:x="14.4cm" svg:y="4.7cm">
            <text:p text:style-name="P1">CV1</text:p>
          </draw:rect>
          <draw:rect draw:style-name="gr1" draw:text-style-name="P1" draw:layer="layout" svg:width="1.9cm" svg:height="0.6cm" svg:x="14.4cm" svg:y="7.101cm">
            <text:p text:style-name="P1">CV5</text:p>
          </draw:rect>
          <draw:rect draw:style-name="gr1" draw:text-style-name="P1" draw:layer="layout" svg:width="1.9cm" svg:height="0.6cm" svg:x="14.4cm" svg:y="6.501cm">
            <text:p text:style-name="P1">CV4</text:p>
          </draw:rect>
          <draw:rect draw:style-name="gr1" draw:text-style-name="P1" draw:layer="layout" svg:width="1.9cm" svg:height="0.6cm" svg:x="14.4cm" svg:y="5.901cm">
            <text:p text:style-name="P1">CV3</text:p>
          </draw:rect>
          <draw:rect draw:style-name="gr1" draw:text-style-name="P1" draw:layer="layout" svg:width="1.9cm" svg:height="0.6cm" svg:x="14.4cm" svg:y="5.301cm">
            <text:p text:style-name="P1">CV2</text:p>
          </draw:rect>
          <draw:rect draw:style-name="gr1" draw:text-style-name="P1" draw:layer="layout" svg:width="1.9cm" svg:height="0.6cm" svg:x="14.4cm" svg:y="8.301cm">
            <text:p text:style-name="P1">...</text:p>
          </draw:rect>
          <draw:rect draw:style-name="gr1" draw:text-style-name="P1" draw:layer="layout" svg:width="1.9cm" svg:height="0.6cm" svg:x="14.4cm" svg:y="7.701cm">
            <text:p text:style-name="P1">CV6</text:p>
          </draw:rect>
        </draw:g>
        <draw:connector draw:style-name="gr2" draw:text-style-name="P1" draw:layer="layout" draw:type="curve" svg:x1="14.4cm" svg:y1="6.8cm" svg:x2="10.8cm" svg:y2="9.8cm" draw:start-shape="id3" draw:start-glue-point="3" draw:end-shape="id4" draw:end-glue-point="1" svg:d="m14400 6800c-2700 0-900 3000-3600 3000">
          <text:p/>
        </draw:connector>
        <draw:g xml:id="id5" draw:id="id5">
          <draw:rect draw:style-name="gr1" draw:text-style-name="P1" draw:layer="layout" svg:width="5.8cm" svg:height="0.6cm" svg:x="13.1cm" svg:y="9.901cm">
            <text:p text:style-name="P1">Speed</text:p>
          </draw:rect>
          <draw:rect draw:style-name="gr1" draw:text-style-name="P1" draw:layer="layout" svg:width="5.8cm" svg:height="0.6cm" svg:x="13.1cm" svg:y="9.9cm">
            <text:p text:style-name="P1">DCC Address</text:p>
          </draw:rect>
          <draw:rect draw:style-name="gr1" draw:text-style-name="P1" draw:layer="layout" svg:width="5.8cm" svg:height="0.6cm" svg:x="13.1cm" svg:y="12.301cm">
            <text:p text:style-name="P1">Max Speed</text:p>
          </draw:rect>
          <draw:rect draw:style-name="gr1" draw:text-style-name="P1" draw:layer="layout" svg:width="5.8cm" svg:height="0.6cm" svg:x="13.1cm" svg:y="11.701cm">
            <text:p text:style-name="P1">Min Speed</text:p>
          </draw:rect>
          <draw:rect draw:style-name="gr1" draw:text-style-name="P1" draw:layer="layout" svg:width="5.8cm" svg:height="0.6cm" svg:x="13.1cm" svg:y="11.101cm">
            <text:p text:style-name="P1">Allow DC Travel</text:p>
          </draw:rect>
          <draw:rect draw:style-name="gr1" draw:text-style-name="P1" draw:layer="layout" svg:width="5.8cm" svg:height="0.6cm" svg:x="13.1cm" svg:y="10.501cm">
            <text:p text:style-name="P1">Direction of Travel</text:p>
          </draw:rect>
          <draw:rect draw:style-name="gr1" draw:text-style-name="P1" draw:layer="layout" svg:width="5.8cm" svg:height="0.6cm" svg:x="13.1cm" svg:y="13.501cm">
            <text:p text:style-name="P1">...</text:p>
          </draw:rect>
          <draw:rect draw:style-name="gr1" draw:text-style-name="P1" draw:layer="layout" svg:width="5.8cm" svg:height="0.6cm" svg:x="13.1cm" svg:y="12.901cm">
            <text:p text:style-name="P1">Middle Speed</text:p>
          </draw:rect>
        </draw:g>
        <draw:connector draw:style-name="gr2" draw:text-style-name="P1" draw:layer="layout" draw:type="curve" svg:x1="13.1cm" svg:y1="12cm" svg:x2="10.8cm" svg:y2="10.4cm" draw:start-shape="id5" draw:end-shape="id2" draw:end-glue-point="1" svg:d="m13100 12000c-1725 0-575-1600-2300-1600">
          <text:p/>
        </draw:connector>
        <draw:frame draw:style-name="gr3" draw:layer="layout" svg:width="3cm" svg:height="0.962cm" svg:x="8.4cm" svg:y="7.438cm">
          <draw:text-box>
            <text:p>raw data</text:p>
          </draw:text-box>
        </draw:frame>
        <draw:frame draw:style-name="gr4" draw:layer="layout" svg:width="6.7cm" svg:height="1.05cm" svg:x="1.4cm" svg:y="3.85cm">
          <draw:text-box>
            <text:p>Content Description 1</text:p>
          </draw:text-box>
        </draw:frame>
        <draw:frame draw:style-name="gr4" draw:layer="layout" svg:width="6.7cm" svg:height="1.05cm" svg:x="12cm" svg:y="3.8cm">
          <draw:text-box>
            <text:p>Content Description 2</text:p>
          </draw:text-box>
        </draw:frame>
        <draw:frame draw:style-name="gr4" draw:layer="layout" svg:width="6.7cm" svg:height="1.05cm" svg:x="12.6cm" svg:y="9.05cm">
          <draw:text-box>
            <text:p>Content Description 3</text:p>
          </draw:text-box>
        </draw:frame>
        <draw:frame draw:style-name="gr5" xml:id="id6" draw:id="id6" draw:layer="layout" svg:width="5.5cm" svg:height="2.55cm" svg:x="1.3cm" svg:y="11.8cm">
          <draw:text-box>
            <text:p>This CV means a specific thing</text:p>
          </draw:text-box>
        </draw:frame>
        <draw:connector draw:style-name="gr6" draw:text-style-name="P1" draw:layer="layout" draw:type="curve" svg:x1="6.8cm" svg:y1="13.075cm" svg:x2="9.1cm" svg:y2="11cm" draw:start-shape="id6" draw:end-shape="id7" draw:end-glue-point="3" svg:d="m6800 13075c1725 0 575-2075 2300-2075">
          <text:p/>
        </draw:connector>
        <draw:rect draw:style-name="gr1" draw:text-style-name="P1" draw:layer="layout" svg:width="1.7cm" svg:height="0.6cm" svg:x="9.1cm" svg:y="12.5cm">
          <text:p text:style-name="P1">...</text:p>
        </draw:rect>
        <draw:rect draw:style-name="gr1" draw:text-style-name="P1" draw:layer="layout" svg:width="1.7cm" svg:height="0.6cm" svg:x="9.1cm" svg:y="13.1cm">
          <text:p text:style-name="P1">CVn</text:p>
        </draw:rect>
        <draw:g xml:id="id8" draw:id="id8">
          <draw:g>
            <draw:rect draw:style-name="gr1" draw:text-style-name="P2" draw:layer="layout" svg:width="5.7cm" svg:height="0.6cm" svg:x="2cm" svg:y="16.201cm">
              <text:p text:style-name="P2">Speed</text:p>
            </draw:rect>
            <draw:rect draw:style-name="gr1" draw:text-style-name="P2" draw:layer="layout" svg:width="5.7cm" svg:height="0.6cm" svg:x="2cm" svg:y="16.2cm">
              <text:p text:style-name="P2">DCC Address</text:p>
            </draw:rect>
            <draw:rect draw:style-name="gr1" draw:text-style-name="P2" draw:layer="layout" svg:width="5.7cm" svg:height="0.6cm" svg:x="2cm" svg:y="18.601cm">
              <text:p text:style-name="P2">Max Speed</text:p>
            </draw:rect>
            <draw:rect draw:style-name="gr1" draw:text-style-name="P2" draw:layer="layout" svg:width="5.7cm" svg:height="0.6cm" svg:x="2cm" svg:y="18.001cm">
              <text:p text:style-name="P2">Min Speed</text:p>
            </draw:rect>
            <draw:rect draw:style-name="gr1" draw:text-style-name="P2" draw:layer="layout" svg:width="5.7cm" svg:height="0.6cm" svg:x="2cm" svg:y="17.401cm">
              <text:p text:style-name="P2">Allow DC Travel</text:p>
            </draw:rect>
            <draw:rect draw:style-name="gr1" draw:text-style-name="P2" draw:layer="layout" svg:width="5.7cm" svg:height="0.6cm" svg:x="2cm" svg:y="16.801cm">
              <text:p text:style-name="P2">Direction of Travel</text:p>
            </draw:rect>
            <draw:rect draw:style-name="gr1" draw:text-style-name="P2" draw:layer="layout" svg:width="5.7cm" svg:height="0.6cm" svg:x="2cm" svg:y="19.801cm">
              <text:p text:style-name="P2">...</text:p>
            </draw:rect>
            <draw:rect draw:style-name="gr1" draw:text-style-name="P2" draw:layer="layout" svg:width="5.7cm" svg:height="0.6cm" svg:x="2cm" svg:y="19.201cm">
              <text:p text:style-name="P2">Middle Speed</text:p>
            </draw:rect>
          </draw:g>
          <draw:g>
            <draw:rect draw:style-name="gr1" draw:text-style-name="P2" draw:layer="layout" svg:width="4.3cm" svg:height="0.6cm" svg:x="7.7cm" svg:y="16.201cm">
              <text:p text:style-name="P2">Speed</text:p>
            </draw:rect>
            <draw:rect draw:style-name="gr1" draw:text-style-name="P2" draw:layer="layout" svg:width="4.3cm" svg:height="0.6cm" svg:x="7.7cm" svg:y="16.2cm">
              <text:p text:style-name="P2">[0x01,0,0,1]</text:p>
            </draw:rect>
            <draw:rect draw:style-name="gr1" draw:text-style-name="P2" draw:layer="layout" svg:width="4.3cm" svg:height="0.6cm" svg:x="7.7cm" svg:y="18.601cm">
              <text:p text:style-name="P2">[0,0,0,3]</text:p>
            </draw:rect>
            <draw:rect draw:style-name="gr1" draw:text-style-name="P2" draw:layer="layout" svg:width="4.3cm" svg:height="0.6cm" svg:x="7.7cm" svg:y="18.001cm">
              <text:p text:style-name="P2">[0,0,0,2]</text:p>
            </draw:rect>
            <draw:rect draw:style-name="gr1" draw:text-style-name="P2" draw:layer="layout" svg:width="4.3cm" svg:height="0.6cm" svg:x="7.7cm" svg:y="17.401cm">
              <text:p text:style-name="P2">[0x04,0,0,29]</text:p>
            </draw:rect>
            <draw:rect draw:style-name="gr1" draw:text-style-name="P2" draw:layer="layout" svg:width="4.3cm" svg:height="0.6cm" svg:x="7.7cm" svg:y="16.801cm">
              <text:p text:style-name="P2">[0x01,0,0,29]</text:p>
            </draw:rect>
            <draw:rect draw:style-name="gr1" draw:text-style-name="P2" draw:layer="layout" svg:width="4.3cm" svg:height="0.6cm" svg:x="7.7cm" svg:y="19.801cm">
              <text:p text:style-name="P2">...</text:p>
            </draw:rect>
            <draw:rect draw:style-name="gr1" draw:text-style-name="P2" draw:layer="layout" svg:width="4.3cm" svg:height="0.6cm" svg:x="7.7cm" svg:y="19.201cm">
              <text:p text:style-name="P2">[0,0,0,4]</text:p>
            </draw:rect>
          </draw:g>
        </draw:g>
        <draw:frame draw:style-name="gr4" draw:layer="layout" svg:width="6.7cm" svg:height="1.05cm" svg:x="1.5cm" svg:y="15.4cm">
          <draw:text-box>
            <text:p>Content Description 4</text:p>
          </draw:text-box>
        </draw:frame>
        <draw:connector draw:style-name="gr2" draw:text-style-name="P1" draw:layer="layout" draw:type="curve" svg:x1="12cm" svg:y1="18.3cm" svg:x2="10.8cm" svg:y2="12.2cm" draw:start-shape="id8" draw:start-glue-point="1" draw:end-shape="id9" draw:end-glue-point="1" svg:d="m12000 18300c751 0 1351-6100-1200-6100">
          <text:p/>
        </draw:connector>
        <draw:frame draw:style-name="gr7" draw:text-style-name="P3" draw:layer="layout" svg:width="16.9cm" svg:height="1.75cm" svg:x="1.9cm" svg:y="1.5cm">
          <draw:text-box>
            <text:p text:style-name="P3"><text:span text:style-name="T1">Different CDI's describing the same Raw Data</text:span></text:p>
          </draw:text-box>
        </draw:frame>
        <draw:frame draw:style-name="gr8" draw:layer="layout" svg:width="6.2cm" svg:height="5.939cm" svg:x="13.7cm" svg:y="16.5cm">
          <draw:text-box>
            <text:p>NOTE: <text:line-break/><text:line-break/>Ordering doesn't matter;</text:p>
            <text:p/>
            <text:p>The descriptions can be of individual bit-fields. <text:s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Harris</meta:initial-creator>
    <meta:creation-date>2013-02-19T19:12:44</meta:creation-date>
    <dc:date>2013-02-19T19:39:00</dc:date>
    <dc:creator>David Harris</dc:creator>
    <meta:editing-duration>PT11M5S</meta:editing-duration>
    <meta:editing-cycles>1</meta:editing-cycles>
    <meta:document-statistic meta:object-count="68"/>
    <meta:generator>OpenOffice.org/3.4.1$Unix OpenOffice.org_project/341m1$Build-9593</meta:generator>
  </office:meta>
</office:document-meta>
</file>